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5d7c9"/>
    </style:style>
    <style:style style:name="P2" style:family="paragraph" style:parent-style-name="Standard">
      <style:text-properties style:font-name="Lohit Devanagari" fo:font-weight="normal" style:font-weight-asian="normal" style:font-weight-complex="normal"/>
    </style:style>
    <style:style style:name="P3" style:family="paragraph" style:parent-style-name="Text_20_body" style:list-style-name="L9"/>
    <style:style style:name="P4" style:family="paragraph" style:parent-style-name="Text_20_body" style:list-style-name="L9">
      <style:text-properties officeooo:paragraph-rsid="0005d7c9"/>
    </style:style>
    <style:style style:name="P5" style:family="paragraph" style:parent-style-name="Text_20_body">
      <style:text-properties style:font-name="Lohit Devanagari" fo:font-weight="normal" style:font-weight-asian="normal" style:font-weight-complex="normal"/>
    </style:style>
    <style:style style:name="P6" style:family="paragraph" style:parent-style-name="Text_20_body" style:list-style-name="L2">
      <style:text-properties style:font-name="Lohit Devanagari" fo:font-weight="normal" style:font-weight-asian="normal" style:font-weight-complex="normal"/>
    </style:style>
    <style:style style:name="P7" style:family="paragraph" style:parent-style-name="Text_20_body" style:list-style-name="L9">
      <style:text-properties style:font-name="Lohit Devanagari" fo:font-weight="normal" style:font-weight-asian="normal" style:font-weight-complex="normal"/>
    </style:style>
    <style:style style:name="P8" style:family="paragraph" style:parent-style-name="Text_20_body">
      <style:paragraph-properties fo:margin-top="0cm" fo:margin-bottom="0cm" loext:contextual-spacing="false"/>
      <style:text-properties officeooo:rsid="00055c2e" officeooo:paragraph-rsid="00055c2e"/>
    </style:style>
    <style:style style:name="P9" style:family="paragraph" style:parent-style-name="Text_20_body">
      <style:paragraph-properties fo:margin-top="0cm" fo:margin-bottom="0cm" loext:contextual-spacing="false"/>
      <style:text-properties officeooo:paragraph-rsid="00055c2e"/>
    </style:style>
    <style:style style:name="P10" style:family="paragraph" style:parent-style-name="Text_20_body" style:list-style-name="L18">
      <style:paragraph-properties fo:margin-top="0cm" fo:margin-bottom="0cm" loext:contextual-spacing="false"/>
      <style:text-properties officeooo:paragraph-rsid="0007085e"/>
    </style:style>
    <style:style style:name="P11" style:family="paragraph" style:parent-style-name="Text_20_body" style:list-style-name="L19">
      <style:paragraph-properties fo:margin-top="0cm" fo:margin-bottom="0cm" loext:contextual-spacing="false"/>
      <style:text-properties officeooo:paragraph-rsid="0007085e"/>
    </style:style>
    <style:style style:name="P12" style:family="paragraph" style:parent-style-name="Text_20_body">
      <style:paragraph-properties fo:margin-top="0cm" fo:margin-bottom="0cm" loext:contextual-spacing="false"/>
      <style:text-properties style:font-name="Lohit Devanagari" fo:font-weight="normal" style:font-weight-asian="normal" style:font-weight-complex="normal"/>
    </style:style>
    <style:style style:name="P13" style:family="paragraph" style:parent-style-name="Text_20_body" style:list-style-name="L2">
      <style:paragraph-properties fo:margin-top="0cm" fo:margin-bottom="0cm" loext:contextual-spacing="false"/>
      <style:text-properties style:font-name="Lohit Devanagari" fo:font-weight="normal" style:font-weight-asian="normal" style:font-weight-complex="normal"/>
    </style:style>
    <style:style style:name="P14" style:family="paragraph" style:parent-style-name="Text_20_body" style:list-style-name="L2">
      <style:paragraph-properties fo:margin-top="0cm" fo:margin-bottom="0cm" loext:contextual-spacing="false"/>
      <style:text-properties style:font-name="Lohit Devanagari" fo:font-weight="normal" officeooo:paragraph-rsid="0007085e" style:font-weight-asian="normal" style:font-weight-complex="normal"/>
    </style:style>
    <style:style style:name="P15" style:family="paragraph" style:parent-style-name="Text_20_body">
      <style:paragraph-properties fo:margin-top="0cm" fo:margin-bottom="0cm" loext:contextual-spacing="false"/>
      <style:text-properties style:font-name="Lohit Devanagari" fo:font-weight="normal" officeooo:rsid="0007085e" officeooo:paragraph-rsid="0007085e" style:font-weight-asian="normal" style:font-weight-complex="normal"/>
    </style:style>
    <style:style style:name="P16" style:family="paragraph" style:parent-style-name="Text_20_body" style:list-style-name="L19">
      <style:paragraph-properties fo:margin-top="0cm" fo:margin-bottom="0cm" loext:contextual-spacing="false"/>
      <style:text-properties style:font-name="Lohit Devanagari" fo:font-weight="normal" officeooo:rsid="0007085e" officeooo:paragraph-rsid="0007085e" style:font-weight-asian="normal" style:font-weight-complex="normal"/>
    </style:style>
    <style:style style:name="P17" style:family="paragraph" style:parent-style-name="Text_20_body" style:list-style-name="L19">
      <style:paragraph-properties fo:margin-top="0cm" fo:margin-bottom="0cm" loext:contextual-spacing="false"/>
      <style:text-properties style:font-name="Lohit Devanagari" fo:font-weight="normal" officeooo:paragraph-rsid="0007085e" style:font-weight-asian="normal" style:font-weight-complex="normal"/>
    </style:style>
    <style:style style:name="P18" style:family="paragraph" style:parent-style-name="Text_20_body">
      <style:paragraph-properties fo:margin-top="0cm" fo:margin-bottom="0cm" loext:contextual-spacing="false"/>
      <style:text-properties style:font-name="Lohit Devanagari" fo:font-weight="normal" officeooo:rsid="0005e109" officeooo:paragraph-rsid="0007085e" style:font-weight-asian="normal" style:font-weight-complex="normal"/>
    </style:style>
    <style:style style:name="P19" style:family="paragraph" style:parent-style-name="Text_20_body">
      <style:paragraph-properties fo:margin-top="0cm" fo:margin-bottom="0cm" loext:contextual-spacing="false"/>
      <style:text-properties style:font-name="Lohit Devanagari" fo:font-weight="normal" officeooo:rsid="0005e109" officeooo:paragraph-rsid="0005e109" style:font-weight-asian="normal" style:font-weight-complex="normal"/>
    </style:style>
    <style:style style:name="P20" style:family="paragraph" style:parent-style-name="Text_20_body">
      <style:paragraph-properties fo:margin-top="0cm" fo:margin-bottom="0cm" loext:contextual-spacing="false"/>
      <style:text-properties style:font-name="Lohit Devanagari" fo:font-weight="normal" officeooo:paragraph-rsid="0005e109" style:font-weight-asian="normal" style:font-weight-complex="normal"/>
    </style:style>
    <style:style style:name="P21" style:family="paragraph" style:parent-style-name="Text_20_body">
      <style:paragraph-properties fo:margin-top="0cm" fo:margin-bottom="0cm" loext:contextual-spacing="false"/>
      <style:text-properties style:font-name="Lohit Devanagari" fo:font-weight="normal" officeooo:rsid="0005d7c9" officeooo:paragraph-rsid="0005d7c9" style:font-weight-asian="normal" style:font-weight-complex="normal"/>
    </style:style>
    <style:style style:name="P22" style:family="paragraph" style:parent-style-name="Text_20_body">
      <style:paragraph-properties fo:margin-top="0cm" fo:margin-bottom="0cm" loext:contextual-spacing="false"/>
      <style:text-properties style:font-name="Lohit Devanagari" fo:font-weight="normal" officeooo:paragraph-rsid="0007085e" style:font-weight-asian="normal" style:font-weight-complex="normal"/>
    </style:style>
    <style:style style:name="P23" style:family="paragraph" style:parent-style-name="Text_20_body" style:list-style-name="L22">
      <style:paragraph-properties fo:margin-top="0cm" fo:margin-bottom="0cm" loext:contextual-spacing="false" fo:text-align="start" style:justify-single-word="false"/>
      <style:text-properties style:font-name="Lohit Devanagari" fo:font-weight="normal" officeooo:paragraph-rsid="0007085e" style:font-weight-asian="normal" style:font-weight-complex="normal"/>
    </style:style>
    <style:style style:name="P24" style:family="paragraph" style:parent-style-name="Text_20_body">
      <style:paragraph-properties fo:margin-top="0cm" fo:margin-bottom="0cm" loext:contextual-spacing="false"/>
      <style:text-properties style:font-name="Lohit Devanagari" fo:font-weight="normal" officeooo:rsid="0003dce1" officeooo:paragraph-rsid="0003dce1" style:font-weight-asian="normal" style:font-weight-complex="normal"/>
    </style:style>
    <style:style style:name="P25" style:family="paragraph" style:parent-style-name="Text_20_body">
      <style:paragraph-properties fo:margin-top="0cm" fo:margin-bottom="0cm" loext:contextual-spacing="false"/>
      <style:text-properties style:font-name="Lohit Devanagari" fo:font-weight="normal" officeooo:rsid="00055c2e" officeooo:paragraph-rsid="00055c2e" style:font-weight-asian="normal" style:font-weight-complex="normal"/>
    </style:style>
    <style:style style:name="T1" style:family="text">
      <style:text-properties officeooo:rsid="0003dce1"/>
    </style:style>
    <style:style style:name="T2" style:family="text">
      <style:text-properties officeooo:rsid="00055c2e"/>
    </style:style>
    <style:style style:name="T3" style:family="text">
      <style:text-properties officeooo:rsid="0005d7c9"/>
    </style:style>
    <style:style style:name="T4" style:family="text">
      <style:text-properties fo:font-weight="bold" style:font-weight-asian="bold" style:font-weight-complex="bold"/>
    </style:style>
    <style:style style:name="T5" style:family="text">
      <style:text-properties fo:font-weight="bold" officeooo:rsid="0007085e" style:font-weight-asian="bold" style:font-weight-complex="bold"/>
    </style:style>
    <style:style style:name="T6" style:family="text">
      <style:text-properties fo:font-weight="bold" officeooo:rsid="00055c2e" style:font-weight-asian="bold" style:font-weight-complex="bold"/>
    </style:style>
    <style:style style:name="T7" style:family="text">
      <style:text-properties fo:font-weight="bold" officeooo:rsid="0005d7c9" style:font-weight-asian="bold" style:font-weight-complex="bold"/>
    </style:style>
    <style:style style:name="T8" style:family="text">
      <style:text-properties officeooo:rsid="0005e109"/>
    </style:style>
    <style:style style:name="T9" style:family="text">
      <style:text-properties officeooo:rsid="0007085e"/>
    </style:style>
    <style:style style:name="T10" style:family="text">
      <style:text-properties fo:font-weight="normal" style:font-weight-asian="normal" style:font-weight-complex="normal"/>
    </style:style>
    <style:style style:name="T11" style:family="text">
      <style:text-properties fo:font-weight="normal" officeooo:rsid="0007085e" style:font-weight-asian="normal" style:font-weight-complex="normal"/>
    </style:style>
    <style:style style:name="T12" style:family="text">
      <style:text-properties fo:font-weight="normal" officeooo:rsid="00055c2e" style:font-weight-asian="normal" style:font-weight-complex="normal"/>
    </style:style>
    <style:style style:name="T13" style:family="text">
      <style:text-properties fo:font-weight="normal" officeooo:rsid="0005d7c9" style:font-weight-asian="normal" style:font-weight-complex="normal"/>
    </style:style>
    <style:style style:name="T14" style:family="text">
      <style:text-properties style:font-name="Lohit Devanagari" fo:font-weight="normal" style:font-weight-asian="normal" style:font-weight-complex="normal"/>
    </style:style>
    <style:style style:name="T15" style:family="text">
      <style:text-properties style:font-name="Lohit Devanagari" fo:font-weight="normal" officeooo:rsid="0007085e" style:font-weight-asian="normal" style:font-weight-complex="normal"/>
    </style:style>
    <style:style style:name="T16" style:family="text">
      <style:text-properties style:font-name="Lohit Devanagari" fo:font-weight="normal" officeooo:rsid="00055c2e" style:font-weight-asian="normal" style:font-weight-complex="normal"/>
    </style:style>
    <style:style style:name="T17" style:family="text">
      <style:text-properties style:font-name="Lohit Devanagari" fo:font-weight="normal" officeooo:rsid="0005d7c9"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list xml:id="list2274644531" text:style-name="L2">
        <text:list-item>
          <text:p text:style-name="P13">What is usability testing in web testing? </text:p>
        </text:list-item>
      </text:list>
      <text:p text:style-name="P15">Sol:</text:p>
      <text:p text:style-name="P15"><text:tab/>Usability Testing is defined as a type of software testing where, a small set of target end<text:tab/>users, of a software system, "use" it to expose usability defects. This testing mainly <text:s/><text:tab/>focuses on the user's ease to use the application, flexibility in handling controls and the <text:tab/>ability of the <text:tab/>system to meet its objectives. It is also called User Experience(UX) <text:tab/>Testing. </text:p>
      <text:p text:style-name="P12"/>
      <text:list xml:id="list152156732634132" text:continue-numbering="true" text:style-name="L2">
        <text:list-item>
          <text:p text:style-name="P14">Explain the difference between HTTP and HTTPS? </text:p>
        </text:list-item>
      </text:list>
      <text:p text:style-name="P15">Sol:</text:p>
      <text:list xml:id="list2444835969" text:style-name="L19">
        <text:list-item>
          <text:p text:style-name="P11"><text:span text:style-name="Strong_20_Emphasis"><text:span text:style-name="T14">HTTP is an abbreviation of Hypertext Transfer Protocol </text:span></text:span><text:span text:style-name="Strong_20_Emphasis"><text:span text:style-name="T15">while </text:span></text:span><text:span text:style-name="T14">HTTPS is a short abbreviation of Hyper Text Transfer Protocol Secure.</text:span></text:p>
        </text:list-item>
        <text:list-item>
          <text:p text:style-name="P17">HTTP can be implemented with other protocols on the Internet, or on other networks <text:span text:style-name="T9">while </text:span>HTTPS allows users to perform secure e-commerce transaction, such as online banking.</text:p>
        </text:list-item>
        <text:list-item>
          <text:p text:style-name="P17">HTTP protocol does not offer privacy as anyone can see content <text:span text:style-name="T9">while </text:span>HTTPS protocol offers security as content is encrypted but it can't stop stealing confidential information from the pages cached on the browser</text:p>
          <text:p text:style-name="P16"/>
        </text:list-item>
      </text:list>
      <text:list xml:id="list152155018487821" text:continue-list="list152156732634132" text:style-name="L2">
        <text:list-item>
          <text:p text:style-name="P13">Write the test scenarios for testing a web site? </text:p>
        </text:list-item>
      </text:list>
      <text:p text:style-name="P18">Sol:<text:span text:style-name="T9">Checking the title of the page is meaningful</text:span></text:p>
      <text:p text:style-name="P18"><text:s text:c="7"/>Checking register functionality.</text:p>
      <text:p text:style-name="P19"><text:s text:c="7"/>Checking the login functiionality.</text:p>
      <text:p text:style-name="P19"><text:s text:c="7"/>Checking the tool tips should be meaningful.</text:p>
      <text:p text:style-name="P19"><text:s text:c="7"/><text:span text:style-name="T9">Checking the website should be responsive</text:span></text:p>
      <text:p text:style-name="P20"><text:span text:style-name="T8"><text:s text:c="8"/></text:span></text:p>
      <text:list xml:id="list152157052369155" text:continue-numbering="true" text:style-name="L2">
        <text:list-item>
          <text:p text:style-name="P13">Write a few Test Cases on GMail functionality. </text:p>
        </text:list-item>
      </text:list>
      <text:p text:style-name="P19">Sol: Verify the website opens after writing the url.</text:p>
      <text:p text:style-name="P19"><text:s text:c="8"/>Verify if a user will be able to login with a valid username and valid password.</text:p>
      <text:p text:style-name="P20"><text:span text:style-name="T8"><text:s text:c="9"/></text:span>Verify the ‘Forgot Password’ functionality.</text:p>
      <text:p text:style-name="P20"><text:s text:c="9"/>Verify the messages for invalid login.</text:p>
      <text:p text:style-name="P20"><text:s text:c="9"/>Verify that a newly received email is displayed as highlighted in the Inbox section.</text:p>
      <text:p text:style-name="P20"><text:s text:c="9"/>Verify that email recipients in cc are visible to all user.</text:p>
      <text:p text:style-name="P20"><text:s text:c="10"/>Verify that email recipients in bcc are not visible to user.</text:p>
      <text:p text:style-name="P19"/>
      <text:list xml:id="list152155109858511" text:continue-numbering="true" text:style-name="L2">
        <text:list-item>
          <text:p text:style-name="P13">Write any 5 common ATM Machine functionality. </text:p>
        </text:list-item>
      </text:list>
      <text:p text:style-name="P21">Sol:</text:p>
      <text:p text:style-name="P21"><text:soft-page-break/><text:tab/><text:span text:style-name="T8">Inserting Debit card</text:span></text:p>
      <text:p text:style-name="P21"><text:tab/><text:span text:style-name="T8">Cash Withdrawl</text:span></text:p>
      <text:p text:style-name="P21"><text:tab/><text:span text:style-name="T8">Cash Deposit</text:span></text:p>
      <text:p text:style-name="P21"><text:tab/><text:span text:style-name="T8">Print mini statement</text:span></text:p>
      <text:p text:style-name="P21"><text:tab/><text:span text:style-name="T8">Checking Balance</text:span></text:p>
      <text:p text:style-name="P21"/>
      <text:list xml:id="list152157059649079" text:continue-numbering="true" text:style-name="L2">
        <text:list-item>
          <text:p text:style-name="P13">Give some examples of web applications that are used in our day to day life. </text:p>
        </text:list-item>
      </text:list>
      <text:p text:style-name="P21">Sol: </text:p>
      <text:p text:style-name="P21"><text:tab/>Myntra</text:p>
      <text:p text:style-name="P21"><text:tab/>Flipkart</text:p>
      <text:p text:style-name="P21"><text:tab/>Amazon</text:p>
      <text:p text:style-name="P21"><text:tab/>Gmail</text:p>
      <text:p text:style-name="P21"><text:tab/>Javatpoint</text:p>
      <text:p text:style-name="P21"/>
      <text:list xml:id="list152155151655693" text:continue-numbering="true" text:style-name="L2">
        <text:list-item>
          <text:p text:style-name="P13">What are the advantages of Using Cookies? </text:p>
        </text:list-item>
      </text:list>
      <text:p text:style-name="P22"><text:span text:style-name="T1">Sol:</text:span></text:p>
      <text:list xml:id="list2139431229" text:style-name="L22">
        <text:list-item>
          <text:p text:style-name="P23">Cookies are simple to use and implement.</text:p>
        </text:list-item>
        <text:list-item>
          <text:p text:style-name="P23">Occupies less memory, do not require any server resources and are stored on the user's computer so no extra burden on server.</text:p>
        </text:list-item>
        <text:list-item>
          <text:p text:style-name="P23">We can configure cookies to expire when the browser session ends (session cookies) or they can exist for a specified length of time on the client’s computer (persistent cookies).</text:p>
        </text:list-item>
        <text:list-item>
          <text:p text:style-name="P23">Cookies persist a much longer period of time than Session state.</text:p>
        </text:list-item>
      </text:list>
      <text:p text:style-name="P24"/>
      <text:list xml:id="list152157034411133" text:continue-list="list152155151655693" text:style-name="L2">
        <text:list-item>
          <text:p text:style-name="P13">What is XSS and how We can prevent it? </text:p>
        </text:list-item>
      </text:list>
      <text:p text:style-name="P25">Sol:<text:tab/></text:p>
      <text:p text:style-name="P8"><text:a xlink:type="simple" xlink:href="https://www.owasp.org/index.php/Cross-site_Scripting_(XSS)" text:style-name="Internet_20_link" text:visited-style-name="Visited_20_Internet_20_Link"><text:span text:style-name="T14">Cross-site Scripting (XSS)</text:span></text:a><text:span text:style-name="T14"> attacks occur when an attacker uses a web application to send malicious code, generally in the form of a browser side script, to a different end user. Flaws that allow these attacks to succeed are quite widespread and occur anywhere a web application uses input from a user in the output it generates without validating or encoding it. </text:span></text:p>
      <text:p text:style-name="P25"/>
      <text:p text:style-name="P25">Prevention for XSS</text:p>
      <text:p text:style-name="P9"><text:span text:style-name="Strong_20_Emphasis"><text:span text:style-name="T16">1. Escaping</text:span></text:span></text:p>
      <text:p text:style-name="P5">The first method you can and should use to prevent XSS vulnerabilities from appearing in your applications is by escaping user input. Escaping data means taking the data an application has received and ensuring it’s secure before rendering it for the end user. </text:p>
      <text:p text:style-name="Text_20_body"><text:span text:style-name="Strong_20_Emphasis"><text:span text:style-name="T14">2. Validating Input</text:span></text:span></text:p>
      <text:p text:style-name="Text_20_body"><text:soft-page-break/><text:span text:style-name="T14">Validating input is the process of ensuring an application is rendering the correct data and preventing malicious data from doing harm to the site, database, and users. While whitelisting and input validation are more commonly associated with </text:span><text:a xlink:type="simple" xlink:href="https://www.checkmarx.com/knowledge/knowledgebase/SQLi" text:style-name="Internet_20_link" text:visited-style-name="Visited_20_Internet_20_Link"><text:span text:style-name="T14">SQL injection</text:span></text:a><text:span text:style-name="T14">, they can also be used as an additional method of prevention for XSS.</text:span></text:p>
      <text:p text:style-name="Text_20_body"><text:span text:style-name="Strong_20_Emphasis"><text:span text:style-name="T14">3. Sanitizing:</text:span></text:span></text:p>
      <text:p text:style-name="P5">A third way to prevent cross-site scripting attacks is to sanitize user input. Sanitizing data is a strong defense, but should not be used alone to battle XSS attacks. It’s totally possible you’ll find the need to use all three methods of prevention in working towards a more secure application. </text:p>
      <text:list xml:id="list152155045211237" text:continue-numbering="true" text:style-name="L2">
        <text:list-item>
          <text:p text:style-name="P6">Write a few Cross Browsing Testing TCs for any website. </text:p>
        </text:list-item>
      </text:list>
      <text:p text:style-name="P1"><text:span text:style-name="Strong_20_Emphasis"><text:span text:style-name="T17">Sol:</text:span></text:span></text:p>
      <text:list xml:id="list2812338593" text:style-name="L9">
        <text:list-item>
          <text:p text:style-name="P4"><text:span text:style-name="Strong_20_Emphasis"><text:span text:style-name="T14">Does the website loads on browser? </text:span></text:span></text:p>
        </text:list-item>
        <text:list-item>
          <text:p text:style-name="P7">Does the elements (such as buttons, forms, menu) visible?</text:p>
        </text:list-item>
        <text:list-item>
          <text:p text:style-name="P3"><text:span text:style-name="Strong_20_Emphasis"><text:span text:style-name="T14">Does this website or app opens on tablet? </text:span></text:span></text:p>
        </text:list-item>
        <text:list-item>
          <text:p text:style-name="P7">Does this website opens on smartphone?</text:p>
        </text:list-item>
        <text:list-item>
          <text:p text:style-name="P3"><text:span text:style-name="Strong_20_Emphasis"><text:span text:style-name="T14">Does the dynamic data appears properly in the responsive layout?</text:span></text:span></text:p>
        </text:list-item>
        <text:list-item>
          <text:p text:style-name="P3"><text:span text:style-name="Strong_20_Emphasis"><text:span text:style-name="T14">Does the tables render properly for viewing on specific resolution? </text:span></text:span></text:p>
        </text:list-item>
        <text:list-item>
          <text:p text:style-name="P7">Does the data appears correctly in the respective tables?</text:p>
        </text:list-item>
        <text:list-item>
          <text:p text:style-name="P3"><text:span text:style-name="Strong_20_Emphasis"><text:span text:style-name="T14">Does the website loads partially under slow connectio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4:46:28.177295648</meta:creation-date>
    <dc:date>2019-03-07T15:21:54.874760499</dc:date>
    <meta:editing-duration>PT40M54S</meta:editing-duration>
    <meta:editing-cycles>1</meta:editing-cycles>
    <meta:document-statistic meta:table-count="0" meta:image-count="0" meta:object-count="0" meta:page-count="3" meta:paragraph-count="64" meta:word-count="721" meta:character-count="4357" meta:non-whitespace-character-count="3599"/>
    <meta:generator>LibreOffice/6.0.7.3$Linux_X86_64 LibreOffice_project/00m0$Build-3</meta:generator>
  </office:meta>
</office:document-meta>
</file>